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4272" calcext:value-type="float">
            <text:p>89.0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464" calcext:value-type="float">
            <text:p>87.9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9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824" calcext:value-type="float">
            <text:p>87.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7404</text:p>
          </table:table-cell>
          <table:table-cell office:value-type="string" calcext:value-type="string">
            <text:p>TWDB:2307404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